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8.89pt"/>
    </style:style>
    <style:style style:name="ro1" style:family="table-row">
      <style:table-row-properties style:row-height="43.71pt" fo:break-before="auto" style:use-optimal-row-height="false"/>
    </style:style>
    <style:style style:name="ro2" style:family="table-row">
      <style:table-row-properties style:row-height="21.6pt" fo:break-before="auto" style:use-optimal-row-height="false"/>
    </style:style>
    <style:style style:name="ro3" style:family="table-row">
      <style:table-row-properties style:row-height="21.4pt" fo:break-before="auto" style:use-optimal-row-height="false"/>
    </style:style>
    <style:style style:name="ro4" style:family="table-row">
      <style:table-row-properties style:row-height="47.99pt" fo:break-before="auto" style:use-optimal-row-height="false"/>
    </style:style>
    <style:style style:name="ro5" style:family="table-row">
      <style:table-row-properties style:row-height="39.4pt" fo:break-before="auto" style:use-optimal-row-height="false"/>
    </style:style>
    <style:style style:name="ro6" style:family="table-row">
      <style:table-row-properties style:row-height="28.26pt" fo:break-before="auto" style:use-optimal-row-height="false"/>
    </style:style>
    <style:style style:name="ro7" style:family="table-row">
      <style:table-row-properties style:row-height="29.11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66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ff6600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ackground-color="transparent" style:vertical-align="middle"/>
    </style:style>
    <style:style style:name="ce14" style:family="table-cell" style:parent-style-name="Default">
      <style:table-cell-properties fo:border-bottom="none" style:text-align-source="fix" style:repeat-content="false" fo:border-left="0.99pt groove #000000" fo:border-right="none" fo:border-top="none" style:vertical-align="middle"/>
      <style:paragraph-properties fo:text-align="center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ff"/>
    </style:style>
    <style:style style:name="ce17" style:family="table-cell" style:parent-style-name="Default">
      <style:table-cell-properties fo:background-color="#00ccff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style:vertical-align="automatic"/>
      <style:paragraph-properties fo:text-align="center"/>
    </style:style>
    <style:style style:name="ce22" style:family="table-cell" style:parent-style-name="Default">
      <style:table-cell-properties fo:background-color="#99ff66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3333" style:text-align-source="fix" style:repeat-content="false"/>
      <style:paragraph-properties fo:text-align="end" fo:margin-left="0pt"/>
    </style:style>
    <style:style style:name="ce24" style:family="table-cell" style:parent-style-name="Default">
      <style:table-cell-properties fo:background-color="#ff3333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00ccff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3333"/>
      <style:text-properties fo:color="#000000"/>
    </style:style>
    <style:style style:name="ce27" style:family="table-cell" style:parent-style-name="Default">
      <style:table-cell-properties fo:background-color="#ff3333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vertical-align="automatic"/>
    </style:style>
    <style:style style:name="ce29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Blockerit" table:style-name="ta1">
        <table:table-column table:style-name="co1" table:default-cell-style-name="ce2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UGIT</text:p>
          </table:table-cell>
          <table:covered-table-cell/>
          <table:table-cell table:number-columns-repeated="1022"/>
        </table:table-row>
        <table:table-row table:style-name="ro2">
          <table:table-cell office:value-type="string" calcext:value-type="string">
            <text:p>#867</text:p>
          </table:table-cell>
          <table:table-cell office:value-type="string" calcext:value-type="string">
            <text:p>fullViewRevision päättyy internal server erroriin</text:p>
          </table:table-cell>
          <table:table-cell table:number-columns-repeated="3"/>
          <table:table-cell office:value-type="string" calcext:value-type="string">
            <text:p>Alle 1htp? Ei saa toistettua</text:p>
          </table:table-cell>
          <table:table-cell table:style-name="ce12" office:value-type="string" calcext:value-type="string">
            <text:p>osittain (suurimmaksi osaksi Tomcat-ongelman kanssa sama ongelma)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#816 #626 #524 </text:p>
            <text:p>#675</text:p>
          </table:table-cell>
          <table:table-cell office:value-type="string" calcext:value-type="string">
            <text:p>DDI</text:p>
          </table:table-cell>
          <table:table-cell office:value-type="string" calcext:value-type="string">
            <text:p>#675 ja #626 done</text:p>
          </table:table-cell>
          <table:table-cell table:number-columns-repeated="2"/>
          <table:table-cell table:style-name="ce12" office:value-type="string" calcext:value-type="string">
            <text:p>1ht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580 #866 #865</text:p>
          </table:table-cell>
          <table:table-cell office:value-type="string" calcext:value-type="string">
            <text:p>Tomcat (muistin varaus -ongelmat)</text:p>
          </table:table-cell>
          <table:table-cell table:number-columns-repeated="3"/>
          <table:table-cell table:style-name="ce12" office:value-type="string" calcext:value-type="string">
            <text:p>??</text:p>
          </table:table-cell>
          <table:table-cell office:value-type="string" calcext:value-type="string">
            <text:p>8gb muistia riittäne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#521</text:p>
          </table:table-cell>
          <table:table-cell office:value-type="string" calcext:value-type="string">
            <text:p>Samannimiset tiedostot</text:p>
          </table:table-cell>
          <table:table-cell table:number-columns-repeated="3"/>
          <table:table-cell table:style-name="ce12" office:value-type="string" calcext:value-type="string">
            <text:p>1-2htp</text:p>
          </table:table-cell>
          <table:table-cell office:value-type="string" calcext:value-type="string">
            <text:p>ratkaisuehdotus issuessa</text:p>
          </table:table-cell>
          <table:table-cell/>
          <table:table-cell office:value-type="string" calcext:value-type="string">
            <text:p>Mitkä metatiedot jätetään? Jos täytyy säilyttää study_attachment -revisionable molemmille, menee vaikeaksi, koska revisionable ja revisiot ovat <text:s/>llinkattu muihin revisioih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#269</text:p>
          </table:table-cell>
          <table:table-cell table:style-name="ce10" office:value-type="string" calcext:value-type="string">
            <text:p>Julkaisun lisääminen → uusi revisio</text:p>
          </table:table-cell>
          <table:table-cell table:style-name="ce10" table:number-columns-repeated="3"/>
          <table:table-cell table:style-name="ce13" office:value-type="string" calcext:value-type="string">
            <text:p>0,5htp</text:p>
          </table:table-cell>
          <table:table-cell table:style-name="ce10" office:value-type="string" calcext:value-type="string">
            <text:p>ratkaisuehdotus issuessa</text:p>
          </table:table-cell>
          <table:table-cell table:style-name="ce10" table:number-columns-repeated="1017"/>
        </table:table-row>
        <table:table-row table:style-name="ro3">
          <table:table-cell office:value-type="string" calcext:value-type="string">
            <text:p>#859</text:p>
          </table:table-cell>
          <table:table-cell office:value-type="string" calcext:value-type="string">
            <text:p>Revisiot eri tilassa cache / DB</text:p>
          </table:table-cell>
          <table:table-cell table:number-columns-repeated="3"/>
          <table:table-cell table:style-name="ce12" office:value-type="string" calcext:value-type="string">
            <text:p>1-2htp?</text:p>
          </table:table-cell>
          <table:table-cell office:value-type="string" calcext:value-type="string">
            <text:p>transaction alkaa → dataa muutetaan → cache evictataan → vanha data haetaan muualta tulleella kutsulla (transaktio ei ole commitannut) → cacheen jätetään haettu data → transaktio commitataan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#510</text:p>
          </table:table-cell>
          <table:table-cell table:style-name="ce10" office:value-type="string" calcext:value-type="string">
            <text:p>Kuvailujen eri kielten tallennus</text:p>
          </table:table-cell>
          <table:table-cell table:style-name="ce10" table:number-columns-repeated="3"/>
          <table:table-cell table:style-name="ce13" office:value-type="string" calcext:value-type="string">
            <text:p>1htp</text:p>
          </table:table-cell>
          <table:table-cell table:style-name="ce10" table:number-columns-repeated="1018"/>
        </table:table-row>
        <table:table-row table:style-name="ro3">
          <table:table-cell office:value-type="string" calcext:value-type="string">
            <text:p>#659</text:p>
          </table:table-cell>
          <table:table-cell office:value-type="string" calcext:value-type="string">
            <text:p>API Suorituskyky</text:p>
          </table:table-cell>
          <table:table-cell table:number-columns-repeated="1022"/>
        </table:table-row>
        <table:table-row table:style-name="ro3">
          <table:table-cell table:style-name="ce4"/>
          <table:table-cell table:number-columns-repeated="1023"/>
        </table:table-row>
        <table:table-row table:style-name="ro4">
          <table:table-cell table:style-name="ce1" office:value-type="string" calcext:value-type="string" table:number-columns-spanned="2" table:number-rows-spanned="1">
            <text:p>PENDING</text:p>
          </table:table-cell>
          <table:covered-table-cell/>
          <table:table-cell table:number-columns-repeated="1022"/>
        </table:table-row>
        <table:table-row table:style-name="ro2">
          <table:table-cell table:style-name="ce5" office:value-type="string" calcext:value-type="string">
            <text:p>#855</text:p>
          </table:table-cell>
          <table:table-cell office:value-type="string" calcext:value-type="string">
            <text:p>Epäonnistuneen requestin jälkeen rikkinäisiä viittauksia</text:p>
          </table:table-cell>
          <table:table-cell table:number-columns-repeated="1022"/>
        </table:table-row>
        <table:table-row table:style-name="ro2">
          <table:table-cell table:style-name="ce4"/>
          <table:table-cell table:number-columns-repeated="1023"/>
        </table:table-row>
        <table:table-row table:style-name="ro5">
          <table:table-cell table:style-name="ce1" office:value-type="string" calcext:value-type="string" table:number-columns-spanned="2" table:number-rows-spanned="1">
            <text:p>DOKUMENTAATIO</text:p>
          </table:table-cell>
          <table:covered-table-cell/>
          <table:table-cell table:number-columns-repeated="1022"/>
        </table:table-row>
        <table:table-row table:style-name="ro2">
          <table:table-cell office:value-type="string" calcext:value-type="string">
            <text:p>#749</text:p>
          </table:table-cell>
          <table:table-cell office:value-type="string" calcext:value-type="string">
            <text:p>Dataconf konfiguraat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#750</text:p>
          </table:table-cell>
          <table:table-cell office:value-type="string" calcext:value-type="string">
            <text:p>Ohjeet subqueryn tekemiseen</text:p>
          </table:table-cell>
          <table:table-cell table:number-columns-repeated="3"/>
          <table:table-cell table:style-name="ce14" office:value-type="string" calcext:value-type="string" table:number-columns-spanned="1" table:number-rows-spanned="3">
            <text:p>1htp? Ei pitäisi olla </text:p>
            <text:p>Isoja hommi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782 #666</text:p>
          </table:table-cell>
          <table:table-cell office:value-type="string" calcext:value-type="string">
            <text:p>Datakonfiguraation muokkauksen vaikutus</text:p>
          </table:table-cell>
          <table:table-cell table:number-columns-repeated="3"/>
          <table:covered-table-cell/>
          <table:table-cell table:number-columns-repeated="1018"/>
        </table:table-row>
        <table:table-row table:style-name="ro2">
          <table:table-cell office:value-type="string" calcext:value-type="string">
            <text:p>#791</text:p>
          </table:table-cell>
          <table:table-cell office:value-type="string" calcext:value-type="string">
            <text:p>rajoitteiden käyttöesimerkit (parent, children, named)</text:p>
          </table:table-cell>
          <table:table-cell table:number-columns-repeated="3"/>
          <table:covered-table-cell/>
          <table:table-cell table:number-columns-repeated="1018"/>
        </table:table-row>
        <table:table-row table:style-name="ro2">
          <table:table-cell office:value-type="string" calcext:value-type="string">
            <text:p>#191</text:p>
          </table:table-cell>
          <table:table-cell office:value-type="string" calcext:value-type="string">
            <text:p>kts. Issue</text:p>
          </table:table-cell>
          <table:table-cell table:number-columns-repeated="1022"/>
        </table:table-row>
        <table:table-row table:style-name="ro3">
          <table:table-cell table:style-name="Default"/>
          <table:table-cell table:number-columns-repeated="1023"/>
        </table:table-row>
        <table:table-row table:style-name="ro6">
          <table:table-cell table:style-name="ce6"/>
          <table:table-cell table:style-name="ce11" office:value-type="string" calcext:value-type="string">
            <text:p>resolved</text:p>
          </table:table-cell>
          <table:table-cell table:number-columns-repeated="1022"/>
        </table:table-row>
        <table:table-row table:style-name="ro7">
          <table:table-cell table:style-name="ce7"/>
          <table:table-cell table:style-name="ce11" office:value-type="string" calcext:value-type="string">
            <text:p>työn alla</text:p>
          </table:table-cell>
          <table:table-cell table:number-columns-repeated="1022"/>
        </table:table-row>
        <table:table-row table:style-name="ro7">
          <table:table-cell table:style-name="ce8"/>
          <table:table-cell table:style-name="ce11" office:value-type="string" calcext:value-type="string">
            <text:p>pending</text:p>
          </table:table-cell>
          <table:table-cell table:number-columns-repeated="1022"/>
        </table:table-row>
        <table:table-row table:style-name="ro7">
          <table:table-cell table:style-name="ce9"/>
          <table:table-cell table:style-name="ce11" office:value-type="string" calcext:value-type="string">
            <text:p>ei aloitettu</text:p>
          </table:table-cell>
          <table:table-cell table:number-columns-repeated="1022"/>
        </table:table-row>
      </table:table>
      <table:table table:name="Majorit" table:style-name="ta1">
        <table:table-column table:style-name="co2" table:default-cell-style-name="Default"/>
        <table:table-column table:style-name="co2" table:number-columns-repeated="2" table:default-cell-style-name="ce19"/>
        <table:table-column table:style-name="co2" table:default-cell-style-name="ce9"/>
        <table:table-column table:style-name="co2" table:number-columns-repeated="1020" table:default-cell-style-name="Default"/>
        <table:table-row table:style-name="ro8">
          <table:table-cell/>
          <table:table-cell table:style-name="ce16"/>
          <table:table-cell table:style-name="ce11"/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6"/>
          <table:table-cell table:style-name="ce11" office:value-type="string" calcext:value-type="string">
            <text:p>resolved</text:p>
          </table:table-cell>
          <table:table-cell table:style-name="Default"/>
          <table:table-cell table:number-columns-repeated="2"/>
          <table:table-cell office:value-type="string" calcext:value-type="string">
            <text:p>Dokumentaatio erikseen pohjalla. 0 vain, jotta saadaan sorttaus toimimaan.</text:p>
          </table:table-cell>
          <table:table-cell table:number-columns-repeated="1017"/>
        </table:table-row>
        <table:table-row table:style-name="ro8">
          <table:table-cell/>
          <table:table-cell table:style-name="ce7"/>
          <table:table-cell table:style-name="ce11" office:value-type="string" calcext:value-type="string">
            <text:p>työn alla</text:p>
          </table:table-cell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8"/>
          <table:table-cell table:style-name="ce11" office:value-type="string" calcext:value-type="string">
            <text:p>pending</text:p>
          </table:table-cell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9"/>
          <table:table-cell table:style-name="ce11" office:value-type="string" calcext:value-type="string">
            <text:p>ei aloitettu</text:p>
          </table:table-cell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17"/>
          <table:table-cell table:style-name="ce11" office:value-type="string" calcext:value-type="string">
            <text:p>valmis?</text:p>
          </table:table-cell>
          <table:table-cell table:style-name="Default"/>
          <table:table-cell table:number-columns-repeated="13"/>
          <table:table-cell table:style-name="ce30" office:value-type="string" calcext:value-type="string" table:number-columns-spanned="2" table:number-rows-spanned="2">
            <text:p>26.9.</text:p>
          </table:table-cell>
          <table:covered-table-cell/>
          <table:table-cell table:number-columns-repeated="1005"/>
        </table:table-row>
        <table:table-row table:style-name="ro8">
          <table:table-cell/>
          <table:table-cell table:style-name="ce16"/>
          <table:table-cell table:style-name="ce11"/>
          <table:table-cell table:style-name="Default"/>
          <table:table-cell table:number-columns-repeated="13"/>
          <table:covered-table-cell table:number-columns-repeated="2"/>
          <table:table-cell table:number-columns-repeated="1005"/>
        </table:table-row>
        <table:table-row table:style-name="ro8">
          <table:table-cell/>
          <table:table-cell table:style-name="ce18" office:value-type="string" calcext:value-type="string">
            <text:p>Painoarvo</text:p>
          </table:table-cell>
          <table:table-cell table:style-name="ce18" office:value-type="string" calcext:value-type="string">
            <text:p>Tyyppi</text:p>
          </table:table-cell>
          <table:table-cell table:style-name="ce21"/>
          <table:table-cell table:number-columns-repeated="13"/>
          <table:table-cell office:value-type="string" calcext:value-type="string">
            <text:p>Konfiguraatioiden päivittäminen</text:p>
          </table:table-cell>
          <table:table-cell table:number-columns-repeated="1006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6" office:value-type="float" office:value="857" calcext:value-type="float">
            <text:p>857</text:p>
          </table:table-cell>
          <table:table-cell office:value-type="string" calcext:value-type="string">
            <text:p>Jos GUI-elementille antaa permission arvon peittyy se kaikilta käyttäjiltä elementistä huolimatta.</text:p>
          </table:table-cell>
          <table:table-cell table:number-columns-repeated="13"/>
          <table:table-cell office:value-type="string" calcext:value-type="string">
            <text:p>Muutetaanko vanhaa dataa? Missä vaiheessa?</text:p>
          </table:table-cell>
          <table:table-cell table:number-columns-repeated="1005"/>
        </table:table-row>
        <table:table-row table:style-name="ro8">
          <table:table-cell/>
          <table:table-cell table:style-name="ce20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Konfiguraatioiden muokkaus ei muokkaa json-tiedostoja</text:p>
          </table:table-cell>
          <table:table-cell table:number-columns-repeated="13"/>
          <table:table-cell office:value-type="string" calcext:value-type="string">
            <text:p>Muutetaanko konfiguraation päivityksen yhteydessä? (Massapäivitys) Vaarana ylimääräisten kenttien poistaminen</text:p>
          </table:table-cell>
          <table:table-cell table:number-columns-repeated="1005"/>
        </table:table-row>
        <table:table-row table:style-name="ro8">
          <table:table-cell/>
          <table:table-cell table:style-name="ce20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Datakonfiguraatio, viittausta ei voi luoda, jos “ohita poistetut” tai “vain hyv.”</text:p>
          </table:table-cell>
          <table:table-cell table:number-columns-repeated="8"/>
          <table:table-cell table:style-name="ce28"/>
          <table:table-cell table:number-columns-repeated="4"/>
          <table:table-cell office:value-type="string" calcext:value-type="string">
            <text:p>Muutetaanko yksittäisen revision yhteydessä? Loogisinta näin, koska revisio linkattu konfiguraation versioon?</text:p>
          </table:table-cell>
          <table:table-cell table:number-columns-repeated="1005"/>
        </table:table-row>
        <table:table-row table:style-name="ro8">
          <table:table-cell/>
          <table:table-cell table:style-name="ce20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22" office:value-type="float" office:value="772" calcext:value-type="float">
            <text:p>772</text:p>
          </table:table-cell>
          <table:table-cell table:style-name="ce15" office:value-type="string" calcext:value-type="string">
            <text:p>Datakonf, antaa määrittää saman avaimen usealle kentälle</text:p>
          </table:table-cell>
          <table:table-cell table:number-columns-repeated="8"/>
          <table:table-cell table:style-name="ce28"/>
          <table:table-cell table:number-columns-repeated="1010"/>
        </table:table-row>
        <table:table-row table:style-name="ro8">
          <table:table-cell/>
          <table:table-cell table:style-name="ce20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22" office:value-type="float" office:value="758" calcext:value-type="float">
            <text:p>758</text:p>
          </table:table-cell>
          <table:table-cell table:style-name="ce15" office:value-type="string" calcext:value-type="string">
            <text:p>eksperttihaku, virhehaku, ei toimi kentällä study</text:p>
          </table:table-cell>
          <table:table-cell table:number-columns-repeated="8"/>
          <table:table-cell table:style-name="ce28"/>
          <table:table-cell table:number-columns-repeated="1010"/>
        </table:table-row>
        <table:table-row table:style-name="ro8">
          <table:table-cell/>
          <table:table-cell table:style-name="ce20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22" office:value-type="float" office:value="752" calcext:value-type="float">
            <text:p>752</text:p>
          </table:table-cell>
          <table:table-cell table:style-name="ce15" office:value-type="string" calcext:value-type="string">
            <text:p>Eksperttihaku julkaisuista ei toimi publicationyear, publicationid</text:p>
          </table:table-cell>
          <table:table-cell table:number-columns-repeated="8"/>
          <table:table-cell table:style-name="ce28"/>
          <table:table-cell table:number-columns-repeated="1010"/>
        </table:table-row>
        <table:table-row table:style-name="ro8">
          <table:table-cell/>
          <table:table-cell table:style-name="ce20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22" office:value-type="float" office:value="751" calcext:value-type="float">
            <text:p>751</text:p>
          </table:table-cell>
          <table:table-cell table:style-name="ce15" office:value-type="string" calcext:value-type="string">
            <text:p>Eksperttihaku ei toimi mappien kentällä binderid</text:p>
          </table:table-cell>
          <table:table-cell table:number-columns-repeated="8"/>
          <table:table-cell table:style-name="ce28"/>
          <table:table-cell table:number-columns-repeated="1010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23" office:value-type="string" calcext:value-type="string">
            <text:p>806 575 399</text:p>
          </table:table-cell>
          <table:table-cell office:value-type="string" calcext:value-type="string">
            <text:p>Siirryttäessä luonnokseen englanninkieliset ja ruots…</text:p>
          </table:table-cell>
          <table:table-cell table:number-columns-repeated="5"/>
          <table:table-cell table:style-name="ce28" table:number-columns-repeated="4"/>
          <table:table-cell table:number-columns-repeated="1010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23" office:value-type="string" calcext:value-type="string">
            <text:p>718 517</text:p>
          </table:table-cell>
          <table:table-cell office:value-type="string" calcext:value-type="string">
            <text:p>Kaikkia käyttöliittymätekstejä ei löydy käännettäväksi konfiguraatio- tai uiLocalization -tiedostoista</text:p>
          </table:table-cell>
          <table:table-cell table:number-columns-repeated="5"/>
          <table:table-cell table:style-name="ce28"/>
          <table:table-cell table:style-name="ce29"/>
          <table:table-cell table:style-name="ce28" table:number-columns-repeated="2"/>
          <table:table-cell table:number-columns-repeated="1010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Virheilmoitukset, rikkinäinen viittaus</text:p>
          </table:table-cell>
          <table:table-cell table:number-columns-repeated="5"/>
          <table:table-cell table:style-name="ce28" table:number-columns-repeated="4"/>
          <table:table-cell table:number-columns-repeated="1010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GUI: käli ei aina päivity julkaisujen osalta</text:p>
          </table:table-cell>
          <table:table-cell table:number-columns-repeated="5"/>
          <table:table-cell table:style-name="ce28" table:number-columns-repeated="4"/>
          <table:table-cell table:number-columns-repeated="1010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Lataa-napin takaa saatava JSON ei sisällä taulukkorakenteiden dataa</text:p>
          </table:table-cell>
          <table:table-cell table:number-columns-repeated="5"/>
          <table:table-cell table:style-name="ce28" table:number-columns-repeated="3"/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17" office:value-type="float" office:value="736" calcext:value-type="float">
            <text:p>736</text:p>
          </table:table-cell>
          <table:table-cell office:value-type="string" calcext:value-type="string">
            <text:p>Käännösten erikseen hyväksyntä</text:p>
          </table:table-cell>
          <table:table-cell table:number-columns-repeated="5"/>
          <table:table-cell table:style-name="ce28" table:number-columns-repeated="3"/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Lomakehaku ei löydä kaikkia aineistoja</text:p>
          </table:table-cell>
          <table:table-cell table:number-columns-repeated="5"/>
          <table:table-cell table:style-name="ce28" table:number-columns-repeated="3"/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17" office:value-type="float" office:value="569" calcext:value-type="float">
            <text:p>569</text:p>
          </table:table-cell>
          <table:table-cell office:value-type="string" calcext:value-type="string">
            <text:p>Ison datatiedoston lisäyksessä ongelma</text:p>
          </table:table-cell>
          <table:table-cell table:number-columns-repeated="5"/>
          <table:table-cell table:style-name="ce28" table:number-columns-repeated="3"/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Jos samalle sarjalyhenteelle on olemassa kaksi sarjaa, ei kertaalleen hyväksyttyä sarjaa pysty enää muokkaamaan</text:p>
          </table:table-cell>
          <table:table-cell table:number-columns-repeated="5"/>
          <table:table-cell table:style-name="ce28" table:number-columns-repeated="3"/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Vastausprosentti-kenttää ei kuulu olla kvaliaineistoi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Julkaisun liittäminen sarjaan ei toimi odotetust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6" office:value-type="float" office:value="406" calcext:value-type="float">
            <text:p>406</text:p>
          </table:table-cell>
          <table:table-cell office:value-type="string" calcext:value-type="string">
            <text:p>Metkan oikeassa yläkulmassa oleva aineistonumerohaku ei toim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24" office:value-type="float" office:value="829" calcext:value-type="float">
            <text:p>829</text:p>
          </table:table-cell>
          <table:table-cell table:style-name="ce15" office:value-type="string" calcext:value-type="string">
            <text:p>Rajoitteet release-operaatio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24" office:value-type="float" office:value="827" calcext:value-type="float">
            <text:p>827</text:p>
          </table:table-cell>
          <table:table-cell table:style-name="ce15" office:value-type="string" calcext:value-type="string">
            <text:p>Rajoitteet claim-operaatio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24" office:value-type="float" office:value="826" calcext:value-type="float">
            <text:p>826</text:p>
          </table:table-cell>
          <table:table-cell table:style-name="ce15" office:value-type="string" calcext:value-type="string">
            <text:p>Rajoitteet restore-operaatio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25" office:value-type="float" office:value="796" calcext:value-type="float">
            <text:p>796</text:p>
          </table:table-cell>
          <table:table-cell table:style-name="ce15" office:value-type="string" calcext:value-type="string">
            <text:p>Oikeudet, basic-user pystyy indeksoimaan revisiot API:n kaut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Käytetään jQueryä (päivitys uudempaan versioon, 2.1.2. vanhentunut)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Luonnos → hyväksytty -ongelma, muuttuja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17" office:value-type="float" office:value="653" calcext:value-type="float">
            <text:p>653</text:p>
          </table:table-cell>
          <table:table-cell office:value-type="string" calcext:value-type="string">
            <text:p>DDI – Metkan tuottama DDI-tiedosto ei validoidu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DDI export: kentät nation ja resIntru eivät tule DDIh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Revisionable-taulun study_id-kenttä ei päivity kun muutetaan studyid-tietoa APIn kaut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Käyttäjä kirjautuu ulos metkasta, mutta ei sammuta selainta. Toinen käyttäjä yrittää kirjautua metkaann omilla tunnuksillaa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JSON-tiedostojen muokkaukset, jotka aiheuttavat muutoksia aineistojen metatietoihin, eivät aiheuta kuvailuversionumeron muuttumi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DDI Export: kenttiä puuttuu: altTitle, nati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Peruskäyttäjä pystyy poistamaan luonnostilaisia tyhjiä aineistovirheitä painamalla Hyväksy-napp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17" office:value-type="float" office:value="500" calcext:value-type="float">
            <text:p>500</text:p>
          </table:table-cell>
          <table:table-cell office:value-type="string" calcext:value-type="string">
            <text:p>API: Olemassa olevaa aineistoa ei voi tuoda metkaan sille jo annetulla tunnisteella (FSDxxxx)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appien hakulomakkeella katkaisumerkin (*) käyttäminen ei toim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6" office:value-type="float" office:value="412" calcext:value-type="float">
            <text:p>412</text:p>
          </table:table-cell>
          <table:table-cell office:value-type="string" calcext:value-type="string">
            <text:p>Aineiston hakulomake – Käsittelijä-kenttä ei toim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Aineiston tiedostoliitteitä ei voi poistaa peruskäyttäjän tunnuksi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siasanastot ja asiasanat riippuvat käytetystä kielestä</text:p>
          </table:table-cell>
          <table:table-cell table:number-columns-repeated="1019"/>
        </table:table-row>
        <table:table-row table:style-name="ro8">
          <table:table-cell/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Versioitujen konffien voimaantulosta</text:p>
          </table:table-cell>
          <table:table-cell table:number-columns-repeated="1019"/>
        </table:table-row>
        <table:table-row table:style-name="ro8">
          <table:table-cell/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24" office:value-type="float" office:value="784" calcext:value-type="float">
            <text:p>784</text:p>
          </table:table-cell>
          <table:table-cell table:style-name="ce15" office:value-type="string" calcext:value-type="string">
            <text:p>Datakonf, olemattoman poisto-oikeuden lisääminen estää muokkaksen</text:p>
          </table:table-cell>
          <table:table-cell table:number-columns-repeated="1019"/>
        </table:table-row>
        <table:table-row table:style-name="ro8">
          <table:table-cell/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24" office:value-type="float" office:value="783" calcext:value-type="float">
            <text:p>783</text:p>
          </table:table-cell>
          <table:table-cell table:style-name="ce15" office:value-type="string" calcext:value-type="string">
            <text:p>Datakonf, rikkinäinen konfiguraatio ei ilmoita itsestään.</text:p>
          </table:table-cell>
          <table:table-cell table:number-columns-repeated="1019"/>
        </table:table-row>
        <table:table-row table:style-name="ro8">
          <table:table-cell/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24" office:value-type="float" office:value="780" calcext:value-type="float">
            <text:p>780</text:p>
          </table:table-cell>
          <table:table-cell table:style-name="ce15" office:value-type="string" calcext:value-type="string">
            <text:p>Datakonf, oletusarvot eivät ole automaattisesti valittuna</text:p>
          </table:table-cell>
          <table:table-cell table:number-columns-repeated="1019"/>
        </table:table-row>
        <table:table-row table:style-name="ro8">
          <table:table-cell/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24" office:value-type="float" office:value="778" calcext:value-type="float">
            <text:p>778</text:p>
          </table:table-cell>
          <table:table-cell table:style-name="ce15" office:value-type="string" calcext:value-type="string">
            <text:p>Datakonf, viittauksen kohde, viiva vaikka valittu(?)</text:p>
          </table:table-cell>
          <table:table-cell table:number-columns-repeated="1019"/>
        </table:table-row>
        <table:table-row table:style-name="ro8">
          <table:table-cell/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24" office:value-type="float" office:value="728" calcext:value-type="float">
            <text:p>728</text:p>
          </table:table-cell>
          <table:table-cell table:style-name="ce15" office:value-type="string" calcext:value-type="string">
            <text:p>Misc-json -konfiguraation hallinnoint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24" office:value-type="float" office:value="456" calcext:value-type="float">
            <text:p>456</text:p>
          </table:table-cell>
          <table:table-cell office:value-type="string" calcext:value-type="string">
            <text:p>Kuvailun versiotietojen pitäisi olla pakollisest, nyt ei ole</text:p>
          </table:table-cell>
          <table:table-cell table:number-columns-repeated="1019"/>
        </table:table-row>
        <table:table-row table:style-name="ro8">
          <table:table-cell/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office:value-type="float" office:value="431" calcext:value-type="float">
            <text:p>431</text:p>
          </table:table-cell>
          <table:table-cell table:style-name="ce15" office:value-type="string" calcext:value-type="string">
            <text:p>GUI konffi ongelma, kun haluaa tutkimuksen aikaulottuvuudet merkityiksi pakollisiks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23" office:value-type="string" calcext:value-type="string">
            <text:p>711 646 640 639</text:p>
          </table:table-cell>
          <table:table-cell office:value-type="string" calcext:value-type="string">
            <text:p>Aineistoa ei voi valita pudotusvalikon kaut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23" office:value-type="string" calcext:value-type="string">
            <text:p>492 491</text:p>
          </table:table-cell>
          <table:table-cell office:value-type="string" calcext:value-type="string">
            <text:p>Aineistojen virheet: haku aineiston numerolla ei tuota hakutuloks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Käyttöliittymä ilmoitti aineistolle eri tilan kuin AP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6" office:value-type="float" office:value="810" calcext:value-type="float">
            <text:p>810</text:p>
          </table:table-cell>
          <table:table-cell office:value-type="string" calcext:value-type="string">
            <text:p>Hakutulosten listaukset eivät kerro mitään mapilla, julkaisulla, study_variablesi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Virheilmoitukset, virheissä näkyy JSON-avain eikä otsikko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17" office:value-type="float" office:value="802" calcext:value-type="float">
            <text:p>802</text:p>
          </table:table-cell>
          <table:table-cell office:value-type="string" calcext:value-type="string">
            <text:p>Revisioiden vertailussa näkyviin JSON-avaime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6" office:value-type="float" office:value="801" calcext:value-type="float">
            <text:p>801</text:p>
          </table:table-cell>
          <table:table-cell office:value-type="string" calcext:value-type="string">
            <text:p>Revisiohistoriassa ei ole julkaisupäivämääri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Virheilmoitukset, rajoite estää hyväksymisen, puuttuu kent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englanninkielisten tekstien ongelm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Revisiohistoria ei näytä kaikkia muutoksia esim. Versiotietojen muutokset eivät näy revisiohistoriassa oike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Jos aineisto on hyväksytty, muuttujaryhmien tekstejä ei pysty tarkastelemaa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Tallentamaton muuttujaryhmä näkyy muuttujien ryhmitellyssä näkymäss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uuttujien ryhmät tilapäisesti huka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Tekijätiedot sisältävä pop up -ikkuna aukesi puutteellisen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Jos käyttäjä avaa mapista luonnoksen ja painaa sulje-nappia, välillä tyhjä rivi välillä avoin luonnos välillä molemma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Yhteenkytkettyjen pudotusvalikkojen tietojen päivittymisongelm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Aineistosta muutettiin vain asiasanoja ja silti revisiohistoriassa näkyi tiedostoliitteiden muuto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Eksperttihaku toimii epävarmast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Muokkaa muuttujaa -näytöllä yksittäisen tekstin lisääminen siirtää focuksen alla olevaan ikkunaan, vaikka pitäisi pysyä auki olemassa pop up -ikkuna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Muuttujien frekvensseissä tulee myös näyttää ne luokat, joissa ei ole havaintoj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Käyttöliittymä: Aineiston laatu -kentän muokkaamismahdollisuus sattumanvarai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Kopioimalla tekstiä wordistä abstraktiin tulee mukana muotoilu- ja asetteluinformaatiota, joka näkyy html-näkymässä ja kanna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Jos eksperttihaun tuloksena on muuttuja, ei tätä hakutulosta klikkaamalla tapahdu mitää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Jos eksperttihaun tuloksena on tiedosto, ei tätä hakutulosta klikkaamalla pääse mihinkää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Datassa muuttujan selitteessä olevat “-merkit muuttuneet metkaan tuonnin yhteydessä erikoisiks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Virheiden lisääminen niiden välilehden kautta on hankalaa, koska aineisto valitaan numeron perustee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Virheen lisääminen ei onnistu Aineisti – Virheet-välilehdel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Henkilöön liittyvän organisaation lisäämisessä ongelm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uuttujien ryhmittely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Virheellinen tiedostoliitteen lisäysikkun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Muuttujista puuttuu selaustoiminnallisuus edeltävään ja seuraavaan muuttujaa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ineiston kuvailu-välilehdellä ei ole expand all/collapse all -toiminnallisuut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tka ei kysy datan versionumeroa datatiedoston lisäämisen yhteydess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23" office:value-type="string" calcext:value-type="string">
            <text:p>558 478</text:p>
          </table:table-cell>
          <table:table-cell office:value-type="string" calcext:value-type="string">
            <text:p>Ei toimi näin: Käyttöehdon muutospvm- ja käyttöehto muutospvm:n jälkeen ovat yhtäaikaa pakollisia, toinen ei voi puuttu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23" office:value-type="string" calcext:value-type="string">
            <text:p>449 448</text:p>
          </table:table-cell>
          <table:table-cell office:value-type="string" calcext:value-type="string">
            <text:p>Poistettu julkaisu jää osaksi hyväksyttyä aineisto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6" office:value-type="float" office:value="864" calcext:value-type="float">
            <text:p>864</text:p>
          </table:table-cell>
          <table:table-cell office:value-type="string" calcext:value-type="string">
            <text:p>Metka kaatui muistin loppumiseen kesken massa-aj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Virhe massapäivitystä ajae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24" office:value-type="float" office:value="800" calcext:value-type="float">
            <text:p>800</text:p>
          </table:table-cell>
          <table:table-cell table:style-name="ce15" office:value-type="string" calcext:value-type="string">
            <text:p>Mapit, tyhjiä luonnoks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24" office:value-type="float" office:value="755" calcext:value-type="float">
            <text:p>755</text:p>
          </table:table-cell>
          <table:table-cell table:style-name="ce15" office:value-type="string" calcext:value-type="string">
            <text:p>Eksperttihaku löytää poistettuja tietoj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24" office:value-type="float" office:value="745" calcext:value-type="float">
            <text:p>745</text:p>
          </table:table-cell>
          <table:table-cell table:style-name="ce15" office:value-type="string" calcext:value-type="string">
            <text:p>enkku biblcit päivittyy heti, kun suomi biblcit päivittyy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Metka ei kysy/ei ole paikkaa tehfäänkö datasta uusi muttujakuva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API: claimRevision ei anna JSON-virhettä vaan nostaa poikkeuksen, jos kohteena on revisio, jota ei ole olema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7" office:value-type="float" office:value="624" calcext:value-type="float">
            <text:p>624</text:p>
          </table:table-cell>
          <table:table-cell office:value-type="string" calcext:value-type="string">
            <text:p>AMQP-viestit: kaikkia heräteviestejä ei ole implementoitu</text:p>
          </table:table-cell>
          <table:table-cell table:number-columns-repeated="1019"/>
        </table:table-row>
        <table:table-row table:style-name="ro8">
          <table:table-cell/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24" office:value-type="float" office:value="620" calcext:value-type="float">
            <text:p>620</text:p>
          </table:table-cell>
          <table:table-cell table:style-name="ce15" office:value-type="string" calcext:value-type="string">
            <text:p>Julkaisut-lomakehaussa toimimattomuut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17" office:value-type="float" office:value="616" calcext:value-type="float">
            <text:p>616</text:p>
          </table:table-cell>
          <table:table-cell office:value-type="string" calcext:value-type="string">
            <text:p>DDI export: sampProc-kentän kappalejaot näyttävät tältä &amp;lt;p&gt;&amp;amp;nbsp; ja &amp;lt;/p&gt; kun pitäisi olla tavalliset p-tagi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DDI Export – samProc-kent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DDI export: geogCover-kenttään piti kopioida tiedot myös nation-kentäs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17" office:value-type="float" office:value="613" calcext:value-type="float">
            <text:p>613</text:p>
          </table:table-cell>
          <table:table-cell office:value-type="string" calcext:value-type="string">
            <text:p>DDI Export - &amp;nbsp; &lt;:n tila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DDI export: turhia välilyöntejä konkatenoidussa organisaationimess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DDI export: jos muu tekijä on organisaatio, sen tietoja ei tule xml-dokumentti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17" office:value-type="float" office:value="610" calcext:value-type="float">
            <text:p>610</text:p>
          </table:table-cell>
          <table:table-cell office:value-type="string" calcext:value-type="string">
            <text:p>DDI export: merkki &lt; muuttuu &amp;lt; esim. &lt;br&gt; sijaan lukee &amp;lt;br&gt;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yväksynnässä ongelm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DDI export: kentässä IDNo pitäisi olla vain numero ja teksti FSD attribuutissa agency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DDI export: tieto liittyvästä aineistosta ei tule DDI:h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API: APIn palauttamista virheviesteistä puuttuu toisinaan tarkempi kuvaus virhees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Muuttujien frekvenssit: jos jokin luokka on määritelty puuttuvaksi tiedoksi, se kuitenkin näkyy frekvensseistä kuin se ei olisi puuttuvaa tieto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DDI Export: muiden tekijöiden organisaatiot eivät tule mukaa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DDI Export: dataKind ei käänny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DDI Export: abstract ja sampProc-kentissä -![CDATA… vaikkei sisällön pitäisi alkaa nä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Tyhjän muuttujan lisääminen antaa virheilmoituksen</text:p>
          </table:table-cell>
          <table:table-cell table:number-columns-repeated="1019"/>
        </table:table-row>
        <table:table-row table:style-name="ro8">
          <table:table-cell table:style-name="ce15"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17" office:value-type="float" office:value="498" calcext:value-type="float">
            <text:p>498</text:p>
          </table:table-cell>
          <table:table-cell office:value-type="string" calcext:value-type="string">
            <text:p>API: Tallennusoperaation käyttö epävarmaa</text:p>
          </table:table-cell>
          <table:table-cell table:number-columns-repeated="8"/>
          <table:table-cell table:style-name="ce15"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Kun tekee hyväksttyyn aineistoon uuden luonnoksen, mutta ei muuta mitään, ja hyväksyy, tulee uusi revisio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Metka ei toimi näin: jos käyttöoikeus = embargo, herätekentät ovat pakollis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Metka antoi hyväksyä aineiston, vaikka sopimustapa oli valittu ja spoimuspvn puuttui – ei pitäisi toimia nä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Julkaisujen lisääminen hyväksytyille aineistoille ei kasvata automaattisesti kuvailun versionumero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Sarjakuvausten muuttaminen hyväksytyiltä aineistoilta ei kasvata sarjaan kuuluvien aineistojen kuvailuversioita</text:p>
          </table:table-cell>
          <table:table-cell table:style-name="ce15" table:number-columns-repeated="4"/>
          <table:table-cell/>
          <table:table-cell table:style-name="ce15" table:number-columns-repeated="3"/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irheitä sisältävien aineistojen haku virhepistemäärällä ei toim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Lomakehauissa ongelma pudotusvalikoilla tapahtuvissa hauissa</text:p>
          </table:table-cell>
          <table:table-cell table:number-columns-repeated="1019"/>
        </table:table-row>
        <table:table-row table:style-name="ro8">
          <table:table-cell/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Konfiguraatio</text:p>
          </table:table-cell>
          <table:table-cell table:style-name="ce24" office:value-type="float" office:value="770" calcext:value-type="float">
            <text:p>770</text:p>
          </table:table-cell>
          <table:table-cell table:style-name="ce15" office:value-type="string" calcext:value-type="string">
            <text:p>Datakonf, vakioarvon valin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nfiguraatio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Metka ei tarkasta onko uusi versionumero suurempi kuin entise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23" office:value-type="string" calcext:value-type="string">
            <text:p>819 792</text:p>
          </table:table-cell>
          <table:table-cell office:value-type="string" calcext:value-type="string">
            <text:p>Rajoitteissa voisi ilmaista millä tasolla ollaan meno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23" office:value-type="string" calcext:value-type="string">
            <text:p>793 410 257</text:p>
          </table:table-cell>
          <table:table-cell office:value-type="string" calcext:value-type="string">
            <text:p>Metka ei ilmoita selvästi, että sessio on vanhentunu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23" office:value-type="string" calcext:value-type="string">
            <text:p>445 444</text:p>
          </table:table-cell>
          <table:table-cell office:value-type="string" calcext:value-type="string">
            <text:p>Jos lomakehaussa hakutuloslistauksesta klikkaa jotain hakutulosta, ei hakutuloksiin enää pääse takais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23" office:value-type="string" calcext:value-type="string">
            <text:p>393 98</text:p>
          </table:table-cell>
          <table:table-cell office:value-type="string" calcext:value-type="string">
            <text:p>Metka ei kysy tallennetaanko tiedot, kun käyttäjä siirtyy osiosta toiseen (esim. Aineistosta sarjaan)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Virheellinen viittausmääritys aiheuttaa nullpointer error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Virheilmoitukset, operation succesful with error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Datakonf, muokkauseditori otsikot puuttuva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Aineistojen muuttujien ollessa luonnoatilassa, osalla aineistosta näkyy muuttujien muokkauspäivät osalla e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Aineiston hakulomakkeella kaksiportaisen tieteensanaston sanastojen tiedot menevät sekais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Joidenkin muuttujien revisiohistoria on tyhjä vaikka muuttujaan on tehty metatietojen muutoks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Metka ei päivitä itse näyttöä, vaan käyttäjän pitää itse tehdä refresha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6" office:value-type="float" office:value="641" calcext:value-type="float">
            <text:p>641</text:p>
          </table:table-cell>
          <table:table-cell office:value-type="string" calcext:value-type="string">
            <text:p>Tiedostiliitteen poistamisessa tilaan liittyviä ongelm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Jos yksikään havaintoyksikkö ei saa muuttujan luokan arvoa, ei luokan selite ja frekvenssi näy muuttujan näytöll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liikaa pop-up-ikkunoi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Virheilmoitus ei kerro virheen tarkkaa syytä tallentae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JSON-tiedostojen tallennuksen yhteydessä olisi syytä kystä “Haluatko tehdä muutokset?”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Jos käyttäjä on ottanut toisen aineiston haltuun kesken käsittelyn, saa alkuperäinen käsittelijä tiedon vasta Tallenna-napin painamisen yhteydessä ilmoituksena Access Denied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Isojen lukujen tunnusluvut menee väär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Revisiovertailussa pitkät tekstit puskevat yli niille varatusta tila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Lokalisointi: buttons.js:n osia ei voi lokalisoid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26" office:value-type="float" office:value="499" calcext:value-type="float">
            <text:p>499</text:p>
          </table:table-cell>
          <table:table-cell office:value-type="string" calcext:value-type="string">
            <text:p>API: Tallennusoperaation palauttamat error-viestit epäselvi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Kun klikkaa Aineistot-välilehteä, päätyy tuurista riippuen aineistot tai virheet-välilehdell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tekijä/muu tekijä/kerääjä: henkilön muuttaminen organisaatioksi ei onnistu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Sinisessä yläpalkissa tulisi näkyä aineiston nim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Pop up -ikkunoissa kursorin pitäisi olla automaattisesti ensimmäisessä täytettävässä kentäss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Ryhmiteltävät muuttujat pitäisi voida valita valitsemalla 1. ja viimeinen muutuja shift-näppäin pohja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Tallennuksessa “turha” virheilmoit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uuttujien perusnäkymässä ei palata aina siihen kohtaan, josta käyttäjä meni syöttämään muuttujan tietoj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Kuvailu-välilehden aukiolleet osiot sulkeutuvat tallentaessa</text:p>
          </table:table-cell>
          <table:table-cell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etkan antamia ilmoituksia ei voi sulkea yhdellä napin painalluksella (enter)</text:p>
          </table:table-cell>
          <table:table-cell table:number-columns-repeated="8"/>
          <table:table-cell table:style-name="ce15"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17" office:value-type="float" office:value="423" calcext:value-type="float">
            <text:p>423</text:p>
          </table:table-cell>
          <table:table-cell office:value-type="string" calcext:value-type="string">
            <text:p>Muuttuja-näyttöjen latautuminen on hida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Konfiguraatioiden editointi-ikkunoiden kokoa ei voi suurenta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Jos aineistoliitteenä laitetaan zip-paketti, sen sisältöä ei näe mistää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pop up -ikkunoita ei voi siirrell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Kuvailu-välilehdellä tallentaminen heittää käyttäjän välillä perustiedot-välilehteen</text:p>
          </table:table-cell>
          <table:table-cell table:style-name="ce15" table:number-columns-repeated="8"/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Tallenna-napin painaminen käännöspuolella heittää käyttäjän suomipuolell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uuttujaryhmästä poistetut muuttujat siirtyvät muuttujalistan loppuun eikä omalle paikalleen välilehdellä “muuttujien ryhmittely”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allenna-napin painallus sulkee kaikki aukiolevat osiot kuvailu-välilehdellä</text:p>
          </table:table-cell>
          <table:table-cell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27" office:value-type="string" calcext:value-type="string">
            <text:p>797 795</text:p>
          </table:table-cell>
          <table:table-cell table:style-name="ce15" office:value-type="string" calcext:value-type="string">
            <text:p>API:n kautta tehty luvaton palautusyritys aiheuttaa poikkeuksen</text:p>
          </table:table-cell>
          <table:table-cell table:number-columns-repeated="8"/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17" office:value-type="float" office:value="837" calcext:value-type="float">
            <text:p>837</text:p>
          </table:table-cell>
          <table:table-cell office:value-type="string" calcext:value-type="string">
            <text:p>Tomcat varaa muistia säännöllisesti lisää</text:p>
          </table:table-cell>
          <table:table-cell table:number-columns-repeated="8"/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25" office:value-type="float" office:value="756" calcext:value-type="float">
            <text:p>756</text:p>
          </table:table-cell>
          <table:table-cell table:style-name="ce15" office:value-type="string" calcext:value-type="string">
            <text:p>konfiguraatiotiedosto kaatoi tomcatin</text:p>
          </table:table-cell>
          <table:table-cell table:number-columns-repeated="8"/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Metka vapauttaa aineiston ilman sen vapauttamista/käsittelyn lopettamista</text:p>
          </table:table-cell>
          <table:table-cell table:number-columns-repeated="8"/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17" office:value-type="float" office:value="738" calcext:value-type="float">
            <text:p>738</text:p>
          </table:table-cell>
          <table:table-cell office:value-type="string" calcext:value-type="string">
            <text:p>Muistinhallinnan ongelmia</text:p>
          </table:table-cell>
          <table:table-cell table:number-columns-repeated="8"/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Aineiston voi hyväksyä vaikka tiedostoliite puuttuu levyltä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17" office:value-type="float" office:value="721" calcext:value-type="float">
            <text:p>721</text:p>
          </table:table-cell>
          <table:table-cell office:value-type="string" calcext:value-type="string">
            <text:p>Indeksointi välillä hidasta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Mappitietojen avaaminen luonnokseksi ja hyväksyminen aiheuttaa välillä mapin revision katoamisen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Muuttuja- ja muuttujajoukkohaussa filtteröinti “Luonnoksia”-arvolla palauttaa hyväksyttyjä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Kun dataAdmin palauttaa poistetun aineiston, pitää mappitiedot käydä palauttamassa erikseen käsin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Metka antaa hyväksyä embargo-aineiston ilman herätepvm ja saajaa ja selitettä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JSON-tiedoston sanastosta on poistettu termi, joka on osa kuvailua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Aineiston haltuunotto ja tallennus</text:p>
          </table:table-cell>
          <table:table-cell table:style-name="ce15"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MQP-viestit: Metka ei käynnistyessään tarkasta onko RabbitMQ päällä</text:p>
          </table:table-cell>
          <table:table-cell table:style-name="ce15" table:number-columns-repeated="8"/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API: JSON-Payload tallentuu osittain tilanteessa jossa palautuva virheviesti on OPERATION_SUCCESSFUL_WITH_ERRORS</text:p>
          </table:table-cell>
          <table:table-cell table:style-name="ce15" table:number-columns-repeated="8"/>
          <table:table-cell table:number-columns-repeated="1011"/>
        </table:table-row>
        <table:table-row table:style-name="ro8">
          <table:table-cell table:style-name="ce15"/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24" office:value-type="float" office:value="485" calcext:value-type="float">
            <text:p>485</text:p>
          </table:table-cell>
          <table:table-cell table:style-name="ce15" office:value-type="string" calcext:value-type="string">
            <text:p>en ja sv DDI export -toiminnallisuutta ei voi käyttää aineistolla, joka on jollain toisella käsittelyssä</text:p>
          </table:table-cell>
          <table:table-cell table:style-name="ce15"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863" calcext:value-type="float">
            <text:p>863</text:p>
          </table:table-cell>
          <table:table-cell office:value-type="string" calcext:value-type="string">
            <text:p>Indekseri jää jumiin nullpointer errorin jälkeen</text:p>
          </table:table-cell>
          <table:table-cell table:style-name="ce15" table:number-columns-repeated="8"/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851" calcext:value-type="float">
            <text:p>851</text:p>
          </table:table-cell>
          <table:table-cell office:value-type="string" calcext:value-type="string">
            <text:p>Poikkeus luonnosta luotaessa</text:p>
          </table:table-cell>
          <table:table-cell table:style-name="ce15" table:number-columns-repeated="8"/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842" calcext:value-type="float">
            <text:p>842</text:p>
          </table:table-cell>
          <table:table-cell office:value-type="string" calcext:value-type="string">
            <text:p>Aineistohaun yhteydessä tulee ilmoitus revisiota ei löydy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841" calcext:value-type="float">
            <text:p>841</text:p>
          </table:table-cell>
          <table:table-cell office:value-type="string" calcext:value-type="string">
            <text:p>Sarjoista ilmoitus revisiota ei löydy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686" calcext:value-type="float">
            <text:p>686</text:p>
          </table:table-cell>
          <table:table-cell office:value-type="string" calcext:value-type="string">
            <text:p>Yksittäinen 403</text:p>
          </table:table-cell>
          <table:table-cell table:style-name="ce15" table:number-columns-repeated="8"/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638" calcext:value-type="float">
            <text:p>638</text:p>
          </table:table-cell>
          <table:table-cell office:value-type="string" calcext:value-type="string">
            <text:p>Aineiston lomakehaku ei löydä kaikkia soveltuvia aineistoj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633" calcext:value-type="float">
            <text:p>633</text:p>
          </table:table-cell>
          <table:table-cell office:value-type="string" calcext:value-type="string">
            <text:p>API-bugi joko claimRevision tai saveRevision toiminno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625" calcext:value-type="float">
            <text:p>625</text:p>
          </table:table-cell>
          <table:table-cell office:value-type="string" calcext:value-type="string">
            <text:p>muuttujien revisiohistorian vertailu aiheutti java.lang.NullPointerException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618" calcext:value-type="float">
            <text:p>618</text:p>
          </table:table-cell>
          <table:table-cell office:value-type="string" calcext:value-type="string">
            <text:p>Aineiston tallentamisen yhteydessä DataIntegrityViolationExcepti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617" calcext:value-type="float">
            <text:p>617</text:p>
          </table:table-cell>
          <table:table-cell office:value-type="string" calcext:value-type="string">
            <text:p>Aineiston tallennuksen yhteydessä ilmoitus “VIRHE: Revisiota ei löydetty”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91" calcext:value-type="float">
            <text:p>591</text:p>
          </table:table-cell>
          <table:table-cell office:value-type="string" calcext:value-type="string">
            <text:p>Aineiston poistossa virhetilann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85" calcext:value-type="float">
            <text:p>585</text:p>
          </table:table-cell>
          <table:table-cell office:value-type="string" calcext:value-type="string">
            <text:p>Aineiston hyväksymisen yhteydessä pitkä virheilmoit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83" calcext:value-type="float">
            <text:p>583</text:p>
          </table:table-cell>
          <table:table-cell office:value-type="string" calcext:value-type="string">
            <text:p>Aineiston lomakehaussa käyttäjän syöttämät hakuavaimet täytyy katkaista *-merkill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54" calcext:value-type="float">
            <text:p>554</text:p>
          </table:table-cell>
          <table:table-cell office:value-type="string" calcext:value-type="string">
            <text:p>Käyttäjä sai virheilmoituksen yrittäessään katsoa revisiohistoria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40" calcext:value-type="float">
            <text:p>540</text:p>
          </table:table-cell>
          <table:table-cell office:value-type="string" calcext:value-type="string">
            <text:p>Napit vaihtelee lenno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38" calcext:value-type="float">
            <text:p>538</text:p>
          </table:table-cell>
          <table:table-cell office:value-type="string" calcext:value-type="string">
            <text:p>Välillä metka ei tee mitään, kun painaa napp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34" calcext:value-type="float">
            <text:p>534</text:p>
          </table:table-cell>
          <table:table-cell office:value-type="string" calcext:value-type="string">
            <text:p>Metka väläyttelee ikkunaa, jossa lukee virhe ja joka poistuu itsestää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26" calcext:value-type="float">
            <text:p>526</text:p>
          </table:table-cell>
          <table:table-cell office:value-type="string" calcext:value-type="string">
            <text:p>Käyttäjä kirjasi asiasanan, painoi lisää-nappia ja sai virheilmoitukse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20" calcext:value-type="float">
            <text:p>520</text:p>
          </table:table-cell>
          <table:table-cell office:value-type="string" calcext:value-type="string">
            <text:p>Käyttäjä teki luonnoksen, poisti tiedon ja painoi hyväksy – tuli virheilmoit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19" calcext:value-type="float">
            <text:p>519</text:p>
          </table:table-cell>
          <table:table-cell office:value-type="string" calcext:value-type="string">
            <text:p>Käyttäjä yritti importoida DDItä ja sai pitkän virheilm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18" calcext:value-type="float">
            <text:p>518</text:p>
          </table:table-cell>
          <table:table-cell office:value-type="string" calcext:value-type="string">
            <text:p>Käyttäjä sai virheilmoituksen, jonka sulkeminen ei onnistunu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15" calcext:value-type="float">
            <text:p>515</text:p>
          </table:table-cell>
          <table:table-cell office:value-type="string" calcext:value-type="string">
            <text:p>Suorituskyky: haltuunottopyynnön ja haltuunsaamisen vällinen aikaero voi olla suur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490" calcext:value-type="float">
            <text:p>490</text:p>
          </table:table-cell>
          <table:table-cell office:value-type="string" calcext:value-type="string">
            <text:p>Aineistonhaku antaa virheilmoituksen (erikoismerkit, kauttaviiva, yhdysviiva)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454" calcext:value-type="float">
            <text:p>454</text:p>
          </table:table-cell>
          <table:table-cell office:value-type="string" calcext:value-type="string">
            <text:p>Esimerkki metkan hitaude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451" calcext:value-type="float">
            <text:p>451</text:p>
          </table:table-cell>
          <table:table-cell office:value-type="string" calcext:value-type="string">
            <text:p>Eksperttihaku oli väärin kirjoitettu, nullpointer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435" calcext:value-type="float">
            <text:p>435</text:p>
          </table:table-cell>
          <table:table-cell office:value-type="string" calcext:value-type="string">
            <text:p>Käyttäjä sai virheilmoituksen, että aineistolla on käsittelijä, vaikkei käsittelijää ollu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417" calcext:value-type="float">
            <text:p>417</text:p>
          </table:table-cell>
          <table:table-cell office:value-type="string" calcext:value-type="string">
            <text:p>Revisioitavaa objektia ei löydetty -virheilmoit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413" calcext:value-type="float">
            <text:p>413</text:p>
          </table:table-cell>
          <table:table-cell office:value-type="string" calcext:value-type="string">
            <text:p>Access Denied -virheilmoit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403" calcext:value-type="float">
            <text:p>403</text:p>
          </table:table-cell>
          <table:table-cell office:value-type="string" calcext:value-type="string">
            <text:p>Hae-nappulan painaminen nullpointer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17" office:value-type="float" office:value="187" calcext:value-type="float">
            <text:p>187</text:p>
          </table:table-cell>
          <table:table-cell office:value-type="string" calcext:value-type="string">
            <text:p>SPSSIO on upotettuna metkan repo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32" calcext:value-type="float">
            <text:p>732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25" calcext:value-type="float">
            <text:p>725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13" calcext:value-type="float">
            <text:p>713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10" calcext:value-type="float">
            <text:p>710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09" calcext:value-type="float">
            <text:p>709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08" calcext:value-type="float">
            <text:p>708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07" calcext:value-type="float">
            <text:p>707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02" calcext:value-type="float">
            <text:p>702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00" calcext:value-type="float">
            <text:p>700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5" calcext:value-type="float">
            <text:p>685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4" calcext:value-type="float">
            <text:p>684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3" calcext:value-type="float">
            <text:p>683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2" calcext:value-type="float">
            <text:p>682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1" calcext:value-type="float">
            <text:p>681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0" calcext:value-type="float">
            <text:p>680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78" calcext:value-type="float">
            <text:p>678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77" calcext:value-type="float">
            <text:p>677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</text:p>
          </table:table-cell>
          <table:table-cell table:style-name="ce6" office:value-type="float" office:value="739" calcext:value-type="float">
            <text:p>739</text:p>
          </table:table-cell>
          <table:table-cell office:value-type="string" calcext:value-type="string">
            <text:p>Eksperttihaku räjähtää silmill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</text:p>
          </table:table-cell>
          <table:table-cell table:style-name="ce6" office:value-type="float" office:value="537" calcext:value-type="float">
            <text:p>537</text:p>
          </table:table-cell>
          <table:table-cell office:value-type="string" calcext:value-type="string">
            <text:p>käyttäjät turhautuvat ja painelevat rivejä, nappeja jne. useita kertoja, mikä välillä johtaa virheilmoituksiin/virhetilanteisi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</text:p>
          </table:table-cell>
          <table:table-cell table:style-name="ce6" office:value-type="float" office:value="389" calcext:value-type="float">
            <text:p>389</text:p>
          </table:table-cell>
          <table:table-cell office:value-type="string" calcext:value-type="string">
            <text:p>Prosessit kuten hyväksyminen, luonnoksen tekeminen kestävät välillä kauan, eikä metkassa näy merkkej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23" office:value-type="string" calcext:value-type="string">
            <text:p>775 774</text:p>
          </table:table-cell>
          <table:table-cell office:value-type="string" calcext:value-type="string">
            <text:p>Datakonf, viittaukse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GUI-konfiguraation dokumentaatio, displayTypen yliajamisesta ei ole esimerkki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GUI-konfiguraatio, custom-napin lisäämisestä ei ole dokumentaatio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GUI-dokumentaatio, showReferenceValu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6" office:value-type="float" office:value="825" calcext:value-type="float">
            <text:p>825</text:p>
          </table:table-cell>
          <table:table-cell office:value-type="string" calcext:value-type="string">
            <text:p>Rajoitteet, unique-rajoitteen scop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Rajoitteet, increasing ja decreasing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Uusi konfiguroitava as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Eksperttihaku: pvm aikavälinhaun ohjeistus puuttuu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Kuinka konfiguraatiotiedosto poistetaan?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Miten tietoa haetaan referencecontainer-tyypistä?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Datakonfiguraatio, rajoitteet, vaatimuksen kohteen tyyppi ja kohteen tyypp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17" office:value-type="float" office:value="789" calcext:value-type="float">
            <text:p>789</text:p>
          </table:table-cell>
          <table:table-cell office:value-type="string" calcext:value-type="string">
            <text:p>Datakonfiguraatio, rajoitteet, VALUE ja FIELD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17" office:value-type="float" office:value="785" calcext:value-type="float">
            <text:p>785</text:p>
          </table:table-cell>
          <table:table-cell office:value-type="string" calcext:value-type="string">
            <text:p>Datakonfiguraatio, nimetyt rajoittee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6" office:value-type="float" office:value="777" calcext:value-type="float">
            <text:p>777</text:p>
          </table:table-cell>
          <table:table-cell office:value-type="string" calcext:value-type="string">
            <text:p>viittausten luomine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Datakonf, viittausten eheys revisiota/revisionablea poistettae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Datakonf, dokumentaation järjestys…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Datakonf, pitää mainita, että vapaatekstikenttä täytyy määrittä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Datakonf, ID-kentän toimin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Data ja GUI, versionumeron vaikut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GUI dokumentaatio, subfieldContainer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Gui dokumentaatio, containerin rakenn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GUI-dokumentaatio, permissions camelCase vai UPPERCAS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GUI dokumentaatio, hidden-ava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GUI-dokumentaatio, juurielementtien dokumentaatio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Gui-dokumentaatio ei löydy showRowAmount, allowDownload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SOLR ja Voikko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Datakonfiguraation hallinnointi, versionumeron vaihto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Dokumentaatio tietokannan migraatiosta (esimerkit uudesta mallista?)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Api: editRevision -toiminnassa epäselvyyt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Uuden sanaston käyttöönotto/revisiointi – onko toteutettu? Dokumentoidaan jos 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Relaatiotietokannan taulujen kenttiä ei ole dokumentoitu, taulukaavio ei ole ajantasa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Lokalisointi: kielen poistaminen/vaihtamine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Kuinka muokataan viittaustietojen muodostami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Ohjelmakoodia ei ole kommentoitu ollenkaa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ckend</text:p>
          </table:table-cell>
          <table:table-cell table:style-name="ce6" office:value-type="float" office:value="849" calcext:value-type="float">
            <text:p>849</text:p>
          </table:table-cell>
          <table:table-cell office:value-type="string" calcext:value-type="string">
            <text:p>Metka poistaa tiedostoliitteet aiemmista versioi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ckend</text:p>
          </table:table-cell>
          <table:table-cell table:style-name="ce6" office:value-type="float" office:value="662" calcext:value-type="float">
            <text:p>662</text:p>
          </table:table-cell>
          <table:table-cell office:value-type="string" calcext:value-type="string">
            <text:p>API:Suorituskyky massaoperaatioissa – kohtuuton määrä api-kutsuja tietoja noudettaessa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1" table:target-range-address="Majorit.B8:Majorit.E263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09:20:41.502437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4:48:35.852504366</meta:creation-date>
    <dc:date>2017-09-26T10:27:23.325118998</dc:date>
    <meta:editing-duration>P3DT5H40M35S</meta:editing-duration>
    <meta:editing-cycles>45</meta:editing-cycles>
    <meta:generator>LibreOffice/5.1.6.2$Linux_X86_64 LibreOffice_project/10m0$Build-2</meta:generator>
    <meta:document-statistic meta:table-count="2" meta:cell-count="1066" meta:object-count="0"/>
  </office:meta>
</office:document-meta>
</file>